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Quiz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/>
          <table:table-cell table:formula="of:=75/10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number-columns-repeated="2"/>
          <table:table-cell table:formula="of:=85/10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02">00/00/0000</text:date>, <text:time style:data-style-name="N2" text:time-value="18:14:58.70332071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meta:initial-creator>Jordan Hanson</meta:initial-creator>
    <meta:creation-date>2020-11-02T18:14:35</meta:creation-date>
    <dc:date>2020-11-02T18:50:49.323034516</dc:date>
    <meta:editing-duration>PT35M46S</meta:editing-duration>
    <meta:editing-cycles>10</meta:editing-cycles>
    <meta:document-statistic meta:table-count="1" meta:cell-count="46" meta:object-count="0"/>
  </office:meta>
</office:document-meta>
</file>